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93cm" table:align="left"/>
    </style:style>
    <style:style style:name="Tabela1.A" style:family="table-column">
      <style:table-column-properties style:column-width="2.298cm"/>
    </style:style>
    <style:style style:name="Tabela1.B" style:family="table-column">
      <style:table-column-properties style:column-width="4.898cm"/>
    </style:style>
    <style:style style:name="Tabela1.C" style:family="table-column">
      <style:table-column-properties style:column-width="3.598cm"/>
    </style:style>
    <style:style style:name="Tabela1.D" style:family="table-column">
      <style:table-column-properties style:column-width="3.704cm"/>
    </style:style>
    <style:style style:name="Tabela1.E" style:family="table-column">
      <style:table-column-properties style:column-width="2.49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2.939cm" style:rel-column-width="11328*"/>
    </style:style>
    <style:style style:name="Tabela8.B" style:family="table-column">
      <style:table-column-properties style:column-width="0.658cm" style:rel-column-width="2536*"/>
    </style:style>
    <style:style style:name="Tabela8.C" style:family="table-column">
      <style:table-column-properties style:column-width="0.656cm" style:rel-column-width="2529*"/>
    </style:style>
    <style:style style:name="Tabela8.D" style:family="table-column">
      <style:table-column-properties style:column-width="1.062cm" style:rel-column-width="4093*"/>
    </style:style>
    <style:style style:name="Tabela8.E" style:family="table-column">
      <style:table-column-properties style:column-width="1.274cm" style:rel-column-width="4909*"/>
    </style:style>
    <style:style style:name="Tabela8.F" style:family="table-column">
      <style:table-column-properties style:column-width="1.487cm" style:rel-column-width="5732*"/>
    </style:style>
    <style:style style:name="Tabela8.J" style:family="table-column">
      <style:table-column-properties style:column-width="1.489cm" style:rel-column-width="5738*"/>
    </style:style>
    <style:style style:name="Tabela8.L" style:family="table-column">
      <style:table-column-properties style:column-width="1.489cm" style:rel-column-width="5736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L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L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6.993cm" table:align="left"/>
    </style:style>
    <style:style style:name="Tabela2.A" style:family="table-column">
      <style:table-column-properties style:column-width="4.678cm"/>
    </style:style>
    <style:style style:name="Tabela2.B" style:family="table-column">
      <style:table-column-properties style:column-width="3.203cm"/>
    </style:style>
    <style:style style:name="Tabela2.C" style:family="table-column">
      <style:table-column-properties style:column-width="3.041cm"/>
    </style:style>
    <style:style style:name="Tabela2.D" style:family="table-column">
      <style:table-column-properties style:column-width="3.043cm"/>
    </style:style>
    <style:style style:name="Tabela2.E" style:family="table-column">
      <style:table-column-properties style:column-width="3.02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399cm" style:rel-column-width="13106*"/>
    </style:style>
    <style:style style:name="Tabela4.B" style:family="table-column">
      <style:table-column-properties style:column-width="3.401cm" style:rel-column-width="13107*"/>
    </style:style>
    <style:style style:name="Tabela4.E" style:family="table-column">
      <style:table-column-properties style:column-width="3.401cm" style:rel-column-width="13109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5.603cm" table:align="left"/>
    </style:style>
    <style:style style:name="Tabela5.A" style:family="table-column">
      <style:table-column-properties style:column-width="2.228cm"/>
    </style:style>
    <style:style style:name="Tabela5.B" style:family="table-column">
      <style:table-column-properties style:column-width="2.23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993cm" table:align="left"/>
    </style:style>
    <style:style style:name="Tabela7.A" style:family="table-column">
      <style:table-column-properties style:column-width="1.905cm"/>
    </style:style>
    <style:style style:name="Tabela7.B" style:family="table-column">
      <style:table-column-properties style:column-width="7.001cm"/>
    </style:style>
    <style:style style:name="Tabela7.C" style:family="table-column">
      <style:table-column-properties style:column-width="8.087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99cm" table:align="left"/>
    </style:style>
    <style:style style:name="Tabela6.A" style:family="table-column">
      <style:table-column-properties style:column-width="2.124cm"/>
    </style:style>
    <style:style style:name="Tabela6.C" style:family="table-column">
      <style:table-column-properties style:column-width="2.45cm"/>
    </style:style>
    <style:style style:name="Tabela6.D" style:family="table-column">
      <style:table-column-properties style:column-width="1.997cm"/>
    </style:style>
    <style:style style:name="Tabela6.E" style:family="table-column">
      <style:table-column-properties style:column-width="2.402cm"/>
    </style:style>
    <style:style style:name="Tabela6.F" style:family="table-column">
      <style:table-column-properties style:column-width="1.646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H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3d3e9" officeooo:paragraph-rsid="0003d3e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a4197" officeooo:paragraph-rsid="000a4197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d34b9" officeooo:paragraph-rsid="000d34b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365f9" officeooo:paragraph-rsid="001365f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cde28" officeooo:paragraph-rsid="001cde2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1a01e7"/>
    </style:style>
    <style:style style:name="P9" style:family="paragraph" style:parent-style-name="Standard">
      <style:paragraph-properties fo:text-align="justify" style:justify-single-word="false"/>
      <style:text-properties officeooo:paragraph-rsid="00292833"/>
    </style:style>
    <style:style style:name="P10" style:family="paragraph" style:parent-style-name="Standard">
      <style:paragraph-properties fo:text-align="justify" style:justify-single-word="false"/>
      <style:text-properties officeooo:paragraph-rsid="00344b66"/>
    </style:style>
    <style:style style:name="P11" style:family="paragraph" style:parent-style-name="Standard">
      <style:paragraph-properties fo:text-align="justify" style:justify-single-word="false"/>
      <style:text-properties officeooo:paragraph-rsid="0035ce1e"/>
    </style:style>
    <style:style style:name="P12" style:family="paragraph" style:parent-style-name="Standard">
      <style:paragraph-properties fo:text-align="justify" style:justify-single-word="false"/>
      <style:text-properties officeooo:rsid="0003d3e9" officeooo:paragraph-rsid="0003d3e9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3d3e9" officeooo:paragraph-rsid="0003d3e9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4e598" officeooo:paragraph-rsid="0004e598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paragraph-rsid="00079d83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079d83" officeooo:paragraph-rsid="00079d83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0a4197" officeooo:paragraph-rsid="000a4197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0d34b9" officeooo:paragraph-rsid="000d34b9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105b1" officeooo:paragraph-rsid="001105b1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4819f" officeooo:paragraph-rsid="0014819f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a01e7" officeooo:paragraph-rsid="001a01e7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cde28" officeooo:paragraph-rsid="001cde28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04e598" officeooo:paragraph-rsid="0004e598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normal" officeooo:rsid="00079d83" officeooo:paragraph-rsid="00079d83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fo:font-weight="normal" officeooo:rsid="000d34b9" officeooo:paragraph-rsid="000d34b9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01205f9" officeooo:paragraph-rsid="001205f9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1365f9" officeooo:paragraph-rsid="001365f9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1a01e7" officeooo:paragraph-rsid="001a01e7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normal" officeooo:rsid="001b781f" officeooo:paragraph-rsid="001a01e7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1b781f" officeooo:paragraph-rsid="001cde28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normal" officeooo:rsid="00280c4c" officeooo:paragraph-rsid="00280c4c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normal" officeooo:rsid="0016ed39" officeooo:paragraph-rsid="00344b66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bold" officeooo:rsid="00079d83" officeooo:paragraph-rsid="00079d83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bold" officeooo:rsid="001105b1" officeooo:paragraph-rsid="001105b1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bold" officeooo:rsid="001205f9" officeooo:paragraph-rsid="001205f9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bold" officeooo:rsid="001365f9" officeooo:paragraph-rsid="001365f9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tyle="normal" fo:font-weight="bold" officeooo:rsid="00156099" officeooo:paragraph-rsid="00156099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tyle="normal" fo:font-weight="bold" officeooo:rsid="001a01e7" officeooo:paragraph-rsid="001a01e7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tyle="normal" fo:font-weight="bold" officeooo:rsid="001a01e7" officeooo:paragraph-rsid="00344b66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tyle="normal" fo:font-weight="bold" officeooo:rsid="001b781f" officeooo:paragraph-rsid="001cde28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tyle="normal" fo:font-weight="bold" officeooo:rsid="00280c4c" officeooo:paragraph-rsid="00280c4c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tyle="italic" officeooo:paragraph-rsid="0004e598" style:font-style-asian="italic" style:font-style-complex="italic"/>
    </style:style>
    <style:style style:name="P43" style:family="paragraph" style:parent-style-name="Table_20_Contents">
      <style:paragraph-properties fo:text-align="justify" style:justify-single-word="false"/>
    </style:style>
    <style:style style:name="P44" style:family="paragraph" style:parent-style-name="Table_20_Contents">
      <style:paragraph-properties fo:text-align="justify" style:justify-single-word="false"/>
      <style:text-properties fo:font-weight="bold" officeooo:rsid="0003d3e9" officeooo:paragraph-rsid="0003d3e9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3d3e9" officeooo:paragraph-rsid="0003d3e9" style:font-weight-asian="bold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fo:font-weight="bold" officeooo:rsid="0004e598" officeooo:paragraph-rsid="0004e598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4e598" officeooo:paragraph-rsid="0004e598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5c59b" officeooo:paragraph-rsid="0005c59b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825f8" officeooo:paragraph-rsid="000825f8" style:font-weight-asian="bold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fo:font-weight="bold" officeooo:rsid="00096770" officeooo:paragraph-rsid="00096770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108fc6" officeooo:paragraph-rsid="00108fc6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1cde28" officeooo:paragraph-rsid="001cde28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2ffdba" officeooo:paragraph-rsid="002ffdba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304095" officeooo:paragraph-rsid="00304095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332b74" officeooo:paragraph-rsid="00332b74" style:font-weight-asian="bold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officeooo:rsid="0003d3e9" officeooo:paragraph-rsid="0003d3e9"/>
    </style:style>
    <style:style style:name="P57" style:family="paragraph" style:parent-style-name="Table_20_Contents">
      <style:paragraph-properties fo:text-align="center" style:justify-single-word="false"/>
      <style:text-properties officeooo:rsid="0003d3e9" officeooo:paragraph-rsid="0003d3e9"/>
    </style:style>
    <style:style style:name="P58" style:family="paragraph" style:parent-style-name="Table_20_Contents">
      <style:paragraph-properties fo:text-align="justify" style:justify-single-word="false"/>
      <style:text-properties fo:font-weight="normal" officeooo:rsid="0003d3e9" officeooo:paragraph-rsid="0003d3e9" style:font-weight-asian="normal" style:font-weight-complex="normal"/>
    </style:style>
    <style:style style:name="P59" style:family="paragraph" style:parent-style-name="Table_20_Contents">
      <style:paragraph-properties fo:text-align="justify" style:justify-single-word="false"/>
      <style:text-properties officeooo:rsid="0004e598" officeooo:paragraph-rsid="0004e598"/>
    </style:style>
    <style:style style:name="P60" style:family="paragraph" style:parent-style-name="Table_20_Contents">
      <style:paragraph-properties fo:text-align="center" style:justify-single-word="false"/>
      <style:text-properties officeooo:rsid="0004e598" officeooo:paragraph-rsid="0004e598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Contents">
      <style:paragraph-properties fo:text-align="center" style:justify-single-word="false"/>
      <style:text-properties officeooo:paragraph-rsid="0003d3e9"/>
    </style:style>
    <style:style style:name="P63" style:family="paragraph" style:parent-style-name="Table_20_Contents">
      <style:paragraph-properties fo:text-align="justify" style:justify-single-word="false"/>
      <style:text-properties officeooo:rsid="0005c59b" officeooo:paragraph-rsid="0005c59b"/>
    </style:style>
    <style:style style:name="P64" style:family="paragraph" style:parent-style-name="Table_20_Contents">
      <style:paragraph-properties fo:text-align="center" style:justify-single-word="false"/>
      <style:text-properties officeooo:rsid="0005c59b" officeooo:paragraph-rsid="0005c59b"/>
    </style:style>
    <style:style style:name="P65" style:family="paragraph" style:parent-style-name="Table_20_Contents">
      <style:paragraph-properties fo:text-align="justify" style:justify-single-word="false"/>
      <style:text-properties officeooo:rsid="000825f8" officeooo:paragraph-rsid="000825f8"/>
    </style:style>
    <style:style style:name="P66" style:family="paragraph" style:parent-style-name="Table_20_Contents">
      <style:paragraph-properties fo:text-align="center" style:justify-single-word="false"/>
      <style:text-properties officeooo:rsid="000825f8" officeooo:paragraph-rsid="000825f8"/>
    </style:style>
    <style:style style:name="P67" style:family="paragraph" style:parent-style-name="Table_20_Contents">
      <style:paragraph-properties fo:text-align="justify" style:justify-single-word="false"/>
      <style:text-properties officeooo:rsid="00096770" officeooo:paragraph-rsid="00096770"/>
    </style:style>
    <style:style style:name="P68" style:family="paragraph" style:parent-style-name="Table_20_Contents">
      <style:paragraph-properties fo:text-align="center" style:justify-single-word="false"/>
      <style:text-properties officeooo:rsid="00096770" officeooo:paragraph-rsid="00096770"/>
    </style:style>
    <style:style style:name="P69" style:family="paragraph" style:parent-style-name="Table_20_Contents">
      <style:paragraph-properties fo:text-align="start" style:justify-single-word="false"/>
      <style:text-properties officeooo:rsid="00096770" officeooo:paragraph-rsid="00096770"/>
    </style:style>
    <style:style style:name="P70" style:family="paragraph" style:parent-style-name="Table_20_Contents">
      <style:paragraph-properties fo:text-align="center" style:justify-single-word="false"/>
      <style:text-properties officeooo:rsid="00108fc6" officeooo:paragraph-rsid="00108fc6"/>
    </style:style>
    <style:style style:name="P71" style:family="paragraph" style:parent-style-name="Table_20_Contents">
      <style:paragraph-properties fo:text-align="center" style:justify-single-word="false"/>
      <style:text-properties officeooo:rsid="00156099" officeooo:paragraph-rsid="00156099"/>
    </style:style>
    <style:style style:name="P72" style:family="paragraph" style:parent-style-name="Table_20_Contents">
      <style:paragraph-properties fo:text-align="center" style:justify-single-word="false"/>
      <style:text-properties officeooo:rsid="001cde28" officeooo:paragraph-rsid="001cde28"/>
    </style:style>
    <style:style style:name="P73" style:family="paragraph" style:parent-style-name="Table_20_Contents">
      <style:paragraph-properties fo:text-align="center" style:justify-single-word="false"/>
      <style:text-properties officeooo:rsid="002ffdba" officeooo:paragraph-rsid="002ffdba"/>
    </style:style>
    <style:style style:name="P74" style:family="paragraph" style:parent-style-name="Table_20_Contents">
      <style:paragraph-properties fo:text-align="center" style:justify-single-word="false"/>
      <style:text-properties officeooo:rsid="00304095" officeooo:paragraph-rsid="00304095"/>
    </style:style>
    <style:style style:name="P75" style:family="paragraph" style:parent-style-name="Table_20_Contents">
      <style:paragraph-properties fo:text-align="center" style:justify-single-word="false"/>
      <style:text-properties officeooo:rsid="00332b74" officeooo:paragraph-rsid="00332b74"/>
    </style:style>
    <style:style style:name="P76" style:family="paragraph" style:parent-style-name="Table_20_Contents">
      <style:paragraph-properties fo:text-align="center" style:justify-single-word="false"/>
      <style:text-properties officeooo:rsid="00332b74" officeooo:paragraph-rsid="00344b66"/>
    </style:style>
    <style:style style:name="P77" style:family="paragraph" style:parent-style-name="Table_20_Contents">
      <style:paragraph-properties fo:text-align="center" style:justify-single-word="false"/>
      <style:text-properties officeooo:rsid="00344b66" officeooo:paragraph-rsid="00344b66"/>
    </style:style>
    <style:style style:name="P78" style:family="paragraph" style:parent-style-name="Table_20_Contents">
      <style:paragraph-properties fo:text-align="justify" style:justify-single-word="false"/>
      <style:text-properties officeooo:rsid="00381e18" officeooo:paragraph-rsid="00381e18"/>
    </style:style>
    <style:style style:name="P79" style:family="paragraph" style:parent-style-name="Table_20_Contents">
      <style:paragraph-properties fo:text-align="center" style:justify-single-word="false"/>
      <style:text-properties officeooo:rsid="00381e18" officeooo:paragraph-rsid="00381e18"/>
    </style:style>
    <style:style style:name="P80" style:family="paragraph" style:parent-style-name="Standard" style:list-style-name="L1">
      <style:paragraph-properties fo:text-align="justify" style:justify-single-word="false"/>
      <style:text-properties fo:font-style="normal" fo:font-weight="normal" officeooo:rsid="001365f9" officeooo:paragraph-rsid="001365f9" style:font-style-asian="normal" style:font-weight-asian="normal" style:font-style-complex="normal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rsid="00332b74" officeooo:paragraph-rsid="00332b74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officeooo:rsid="0039f720" officeooo:paragraph-rsid="0039f720"/>
    </style:style>
    <style:style style:name="T1" style:family="text">
      <style:text-properties officeooo:rsid="0003d3e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6770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79d83" style:font-style-asian="normal" style:font-style-complex="normal"/>
    </style:style>
    <style:style style:name="T6" style:family="text">
      <style:text-properties fo:font-style="normal" officeooo:rsid="00096770" style:font-style-asian="normal" style:font-style-complex="normal"/>
    </style:style>
    <style:style style:name="T7" style:family="text">
      <style:text-properties fo:font-style="normal" officeooo:rsid="001205f9" style:font-style-asian="normal" style:font-style-complex="normal"/>
    </style:style>
    <style:style style:name="T8" style:family="text">
      <style:text-properties fo:font-style="normal" officeooo:rsid="0014a72e" style:font-style-asian="normal" style:font-style-complex="normal"/>
    </style:style>
    <style:style style:name="T9" style:family="text">
      <style:text-properties fo:font-style="normal" officeooo:rsid="001b781f" style:font-style-asian="normal" style:font-style-complex="normal"/>
    </style:style>
    <style:style style:name="T10" style:family="text">
      <style:text-properties fo:font-style="normal" officeooo:rsid="001eb4b9" style:font-style-asian="normal" style:font-style-complex="normal"/>
    </style:style>
    <style:style style:name="T11" style:family="text">
      <style:text-properties fo:font-style="normal" officeooo:rsid="001ff2b8" style:font-style-asian="normal" style:font-style-complex="normal"/>
    </style:style>
    <style:style style:name="T12" style:family="text">
      <style:text-properties fo:font-style="normal" officeooo:rsid="0023806d" style:font-style-asian="normal" style:font-style-complex="normal"/>
    </style:style>
    <style:style style:name="T13" style:family="text">
      <style:text-properties fo:font-style="normal" officeooo:rsid="002cdae6" style:font-style-asian="normal" style:font-style-complex="normal"/>
    </style:style>
    <style:style style:name="T14" style:family="text">
      <style:text-properties fo:font-style="normal" officeooo:rsid="0031ea8c" style:font-style-asian="normal" style:font-style-complex="normal"/>
    </style:style>
    <style:style style:name="T15" style:family="text">
      <style:text-properties fo:font-style="normal" officeooo:rsid="0035ce1e" style:font-style-asian="normal" style:font-style-complex="normal"/>
    </style:style>
    <style:style style:name="T16" style:family="text">
      <style:text-properties fo:font-style="normal" officeooo:rsid="0037df22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officeooo:rsid="001a01e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b781f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9283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e4307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6ed39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32b74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866d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44b6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93b77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5ce1e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69c36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7f3d9" style:font-style-asian="normal" style:font-weight-asian="normal" style:font-style-complex="normal" style:font-weight-complex="normal"/>
    </style:style>
    <style:style style:name="T30" style:family="text">
      <style:text-properties officeooo:rsid="0005c59b"/>
    </style:style>
    <style:style style:name="T31" style:family="text">
      <style:text-properties officeooo:rsid="000bde14"/>
    </style:style>
    <style:style style:name="T32" style:family="text">
      <style:text-properties officeooo:rsid="00156099"/>
    </style:style>
    <style:style style:name="T33" style:family="text">
      <style:text-properties officeooo:rsid="00160ff8"/>
    </style:style>
    <style:style style:name="T34" style:family="text">
      <style:text-properties officeooo:rsid="00292833"/>
    </style:style>
    <style:style style:name="T35" style:family="text">
      <style:text-properties officeooo:rsid="002cdae6"/>
    </style:style>
    <style:style style:name="T36" style:family="text">
      <style:text-properties officeooo:rsid="00332b74"/>
    </style:style>
    <style:style style:name="T37" style:family="text">
      <style:text-properties fo:font-weight="normal" officeooo:rsid="0004e598" style:font-weight-asian="normal" style:font-weight-complex="normal"/>
    </style:style>
    <style:style style:name="T38" style:family="text">
      <style:text-properties fo:font-weight="normal" officeooo:rsid="0008f4a5" style:font-weight-asian="normal" style:font-weight-complex="normal"/>
    </style:style>
    <style:style style:name="T39" style:family="text">
      <style:text-properties officeooo:rsid="00381e18"/>
    </style:style>
    <style:style style:name="T40" style:family="text">
      <style:text-properties officeooo:rsid="0039f7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ributos</text:p>
      <text:p text:style-name="P7"><text:span text:style-name="T1">O</text:span>s Personagens possuirão 10<text:span text:style-name="T33">0</text:span> pontos para distribuir em seus 8 Atributos, sem contar com modificações posteriores. Coloque estes valores ao lado de cada Atributo correspondente, onde está escrito Valor Original. A segunda coluna, Valores Modificados só deve ser preenchida se o Personagem possui algum tipo de Aprimoramento, Perícia ou Equipamento que modifique tais valores. Os números de Teste são usados para fazer testes referentes a um determinado Atributo. Para encontrar o Valor de Teste, multiplique o Atributo por QUATRO.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leLine94506496590336">
          <table:table-cell table:style-name="Tabela1.A1" office:value-type="string">
            <text:p text:style-name="P45">Abreviação</text:p>
          </table:table-cell>
          <table:table-cell table:style-name="Tabela1.A1" office:value-type="string">
            <text:p text:style-name="P45">Atributo</text:p>
          </table:table-cell>
          <table:table-cell table:style-name="Tabela1.A1" office:value-type="string">
            <text:p text:style-name="P45">Valor Original</text:p>
          </table:table-cell>
          <table:table-cell table:style-name="Tabela1.A1" office:value-type="string">
            <text:p text:style-name="P45">Valor Modificado</text:p>
          </table:table-cell>
          <table:table-cell table:style-name="Tabela1.E1" office:value-type="string">
            <text:p text:style-name="P45">Teste</text:p>
          </table:table-cell>
        </table:table-row>
        <table:table-row table:style-name="TableLine94506496929392">
          <table:table-cell table:style-name="Tabela1.A2" office:value-type="string">
            <text:p text:style-name="P58">CON</text:p>
          </table:table-cell>
          <table:table-cell table:style-name="Tabela1.A2" office:value-type="string">
            <text:p text:style-name="P56">Constituição</text:p>
          </table:table-cell>
          <table:table-cell table:style-name="Tabela1.A2" office:value-type="string">
            <text:p text:style-name="P71">10</text:p>
          </table:table-cell>
          <table:table-cell table:style-name="Tabela1.A2" office:value-type="string">
            <text:p text:style-name="P57">10</text:p>
          </table:table-cell>
          <table:table-cell table:style-name="Tabela1.E2" office:value-type="string">
            <text:p text:style-name="P57">40%</text:p>
          </table:table-cell>
        </table:table-row>
        <table:table-row table:style-name="TableLine94506496932864">
          <table:table-cell table:style-name="Tabela1.A2" office:value-type="string">
            <text:p text:style-name="P58">FR</text:p>
          </table:table-cell>
          <table:table-cell table:style-name="Tabela1.A2" office:value-type="string">
            <text:p text:style-name="P56">Força</text:p>
          </table:table-cell>
          <table:table-cell table:style-name="Tabela1.A2" office:value-type="string">
            <text:p text:style-name="P57">11</text:p>
          </table:table-cell>
          <table:table-cell table:style-name="Tabela1.A2" office:value-type="string">
            <text:p text:style-name="P57">11</text:p>
          </table:table-cell>
          <table:table-cell table:style-name="Tabela1.E2" office:value-type="string">
            <text:p text:style-name="P57">44%</text:p>
          </table:table-cell>
        </table:table-row>
        <table:table-row table:style-name="TableLine94506496933856">
          <table:table-cell table:style-name="Tabela1.A2" office:value-type="string">
            <text:p text:style-name="P58">DEX</text:p>
          </table:table-cell>
          <table:table-cell table:style-name="Tabela1.A2" office:value-type="string">
            <text:p text:style-name="P56">Destreza</text:p>
          </table:table-cell>
          <table:table-cell table:style-name="Tabela1.A2" office:value-type="string">
            <text:p text:style-name="P57">13</text:p>
          </table:table-cell>
          <table:table-cell table:style-name="Tabela1.A2" office:value-type="string">
            <text:p text:style-name="P57">13</text:p>
          </table:table-cell>
          <table:table-cell table:style-name="Tabela1.E2" office:value-type="string">
            <text:p text:style-name="P57">52%</text:p>
          </table:table-cell>
        </table:table-row>
        <table:table-row table:style-name="TableLine94506496935168">
          <table:table-cell table:style-name="Tabela1.A2" office:value-type="string">
            <text:p text:style-name="P58">AGI</text:p>
          </table:table-cell>
          <table:table-cell table:style-name="Tabela1.A2" office:value-type="string">
            <text:p text:style-name="P56">Agilidade</text:p>
          </table:table-cell>
          <table:table-cell table:style-name="Tabela1.A2" office:value-type="string">
            <text:p text:style-name="P57">12</text:p>
          </table:table-cell>
          <table:table-cell table:style-name="Tabela1.A2" office:value-type="string">
            <text:p text:style-name="P57">12</text:p>
          </table:table-cell>
          <table:table-cell table:style-name="Tabela1.E2" office:value-type="string">
            <text:p text:style-name="P57">48%</text:p>
          </table:table-cell>
        </table:table-row>
        <table:table-row table:style-name="TableLine94506496936480">
          <table:table-cell table:style-name="Tabela1.A2" office:value-type="string">
            <text:p text:style-name="P58">INT</text:p>
          </table:table-cell>
          <table:table-cell table:style-name="Tabela1.A2" office:value-type="string">
            <text:p text:style-name="P56">Inteligência</text:p>
          </table:table-cell>
          <table:table-cell table:style-name="Tabela1.A2" office:value-type="string">
            <text:p text:style-name="P57">1<text:span text:style-name="T30">7</text:span></text:p>
          </table:table-cell>
          <table:table-cell table:style-name="Tabela1.A2" office:value-type="string">
            <text:p text:style-name="P57">1<text:span text:style-name="T30">7</text:span></text:p>
          </table:table-cell>
          <table:table-cell table:style-name="Tabela1.E2" office:value-type="string">
            <text:p text:style-name="P57">68%</text:p>
          </table:table-cell>
        </table:table-row>
        <table:table-row table:style-name="TableLine94506496937664">
          <table:table-cell table:style-name="Tabela1.A2" office:value-type="string">
            <text:p text:style-name="P58">WILL</text:p>
          </table:table-cell>
          <table:table-cell table:style-name="Tabela1.A2" office:value-type="string">
            <text:p text:style-name="P56">Vontade</text:p>
          </table:table-cell>
          <table:table-cell table:style-name="Tabela1.A2" office:value-type="string">
            <text:p text:style-name="P57">9</text:p>
          </table:table-cell>
          <table:table-cell table:style-name="Tabela1.A2" office:value-type="string">
            <text:p text:style-name="P57">9</text:p>
          </table:table-cell>
          <table:table-cell table:style-name="Tabela1.E2" office:value-type="string">
            <text:p text:style-name="P57">36%</text:p>
          </table:table-cell>
        </table:table-row>
        <table:table-row table:style-name="TableLine94506496934512">
          <table:table-cell table:style-name="Tabela1.A2" office:value-type="string">
            <text:p text:style-name="P58">PER</text:p>
          </table:table-cell>
          <table:table-cell table:style-name="Tabela1.A2" office:value-type="string">
            <text:p text:style-name="P56">Percepção</text:p>
          </table:table-cell>
          <table:table-cell table:style-name="Tabela1.A2" office:value-type="string">
            <text:p text:style-name="P57">1<text:span text:style-name="T32">5</text:span></text:p>
          </table:table-cell>
          <table:table-cell table:style-name="Tabela1.A2" office:value-type="string">
            <text:p text:style-name="P57">1<text:span text:style-name="T32">5</text:span></text:p>
          </table:table-cell>
          <table:table-cell table:style-name="Tabela1.E2" office:value-type="string">
            <text:p text:style-name="P62"><text:span text:style-name="T30">6</text:span><text:span text:style-name="T32">0</text:span><text:span text:style-name="T1">%</text:span></text:p>
          </table:table-cell>
        </table:table-row>
        <table:table-row table:style-name="TableLine94506496939856">
          <table:table-cell table:style-name="Tabela1.A2" office:value-type="string">
            <text:p text:style-name="P58">CAR</text:p>
          </table:table-cell>
          <table:table-cell table:style-name="Tabela1.A2" office:value-type="string">
            <text:p text:style-name="P56">Carisma</text:p>
          </table:table-cell>
          <table:table-cell table:style-name="Tabela1.A2" office:value-type="string">
            <text:p text:style-name="P57">13</text:p>
          </table:table-cell>
          <table:table-cell table:style-name="Tabela1.A2" office:value-type="string">
            <text:p text:style-name="P57">13</text:p>
          </table:table-cell>
          <table:table-cell table:style-name="Tabela1.E2" office:value-type="string">
            <text:p text:style-name="P57">52%</text:p>
          </table:table-cell>
        </table:table-row>
        <table:table-row table:style-name="TableLine94506496941008">
          <table:table-cell table:style-name="Tabela1.A2" office:value-type="string">
            <text:p text:style-name="P44">Total</text:p>
          </table:table-cell>
          <table:table-cell table:style-name="Tabela1.E2" table:number-columns-spanned="4" office:value-type="string">
            <text:p text:style-name="P56">10<text:span text:style-name="T32">0</text:span></text:p>
          </table:table-cell>
          <table:covered-table-cell/>
          <table:covered-table-cell/>
          <table:covered-table-cell/>
        </table:table-row>
      </table:table>
      <text:p text:style-name="P7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 table:number-columns-repeated="4"/>
        <table:table-column table:style-name="Tabela8.J" table:number-columns-repeated="2"/>
        <table:table-column table:style-name="Tabela8.L"/>
        <table:table-row table:style-name="TableLine94506496821360">
          <table:table-cell table:style-name="Tabela8.A1" office:value-type="string">
            <text:p text:style-name="P78">Força</text:p>
          </table:table-cell>
          <table:table-cell table:style-name="Tabela8.A1" office:value-type="string">
            <text:p text:style-name="P79">3</text:p>
          </table:table-cell>
          <table:table-cell table:style-name="Tabela8.A1" office:value-type="string">
            <text:p text:style-name="P79">4</text:p>
          </table:table-cell>
          <table:table-cell table:style-name="Tabela8.A1" office:value-type="string">
            <text:p text:style-name="P79">5 a 8</text:p>
          </table:table-cell>
          <table:table-cell table:style-name="Tabela8.A1" office:value-type="string">
            <text:p text:style-name="P79">9 a 14</text:p>
          </table:table-cell>
          <table:table-cell table:style-name="Tabela8.A1" office:value-type="string">
            <text:p text:style-name="P79">15 a 16</text:p>
          </table:table-cell>
          <table:table-cell table:style-name="Tabela8.A1" office:value-type="string">
            <text:p text:style-name="P79">17 a 18</text:p>
          </table:table-cell>
          <table:table-cell table:style-name="Tabela8.A1" office:value-type="string">
            <text:p text:style-name="P79">19 a 20</text:p>
          </table:table-cell>
          <table:table-cell table:style-name="Tabela8.A1" office:value-type="string">
            <text:p text:style-name="P79">21 a 22</text:p>
          </table:table-cell>
          <table:table-cell table:style-name="Tabela8.A1" office:value-type="string">
            <text:p text:style-name="P79">23 a 24</text:p>
          </table:table-cell>
          <table:table-cell table:style-name="Tabela8.A1" office:value-type="string">
            <text:p text:style-name="P79">25 a 26</text:p>
          </table:table-cell>
          <table:table-cell table:style-name="Tabela8.L1" office:value-type="string">
            <text:p text:style-name="P79">27 a 28</text:p>
          </table:table-cell>
        </table:table-row>
        <table:table-row table:style-name="TableLine94506497515712">
          <table:table-cell table:style-name="Tabela8.A2" office:value-type="string">
            <text:p text:style-name="P78">Bonus de Dano</text:p>
          </table:table-cell>
          <table:table-cell table:style-name="Tabela8.A2" office:value-type="string">
            <text:p text:style-name="P61">-<text:span text:style-name="T39">3</text:span></text:p>
          </table:table-cell>
          <table:table-cell table:style-name="Tabela8.A2" office:value-type="string">
            <text:p text:style-name="P61">-<text:span text:style-name="T39">2</text:span></text:p>
          </table:table-cell>
          <table:table-cell table:style-name="Tabela8.A2" office:value-type="string">
            <text:p text:style-name="P61">-<text:span text:style-name="T39">1</text:span></text:p>
          </table:table-cell>
          <table:table-cell table:style-name="Tabela8.A2" office:value-type="string">
            <text:p text:style-name="P79">0</text:p>
          </table:table-cell>
          <table:table-cell table:style-name="Tabela8.A2" office:value-type="string">
            <text:p text:style-name="P79">+1</text:p>
          </table:table-cell>
          <table:table-cell table:style-name="Tabela8.A2" office:value-type="string">
            <text:p text:style-name="P79">+2</text:p>
          </table:table-cell>
          <table:table-cell table:style-name="Tabela8.A2" office:value-type="string">
            <text:p text:style-name="P79">+3</text:p>
          </table:table-cell>
          <table:table-cell table:style-name="Tabela8.A2" office:value-type="string">
            <text:p text:style-name="P79">+4</text:p>
          </table:table-cell>
          <table:table-cell table:style-name="Tabela8.A2" office:value-type="string">
            <text:p text:style-name="P79">+5</text:p>
          </table:table-cell>
          <table:table-cell table:style-name="Tabela8.A2" office:value-type="string">
            <text:p text:style-name="P79">+6</text:p>
          </table:table-cell>
          <table:table-cell table:style-name="Tabela8.L2" office:value-type="string">
            <text:p text:style-name="P79">+7</text:p>
          </table:table-cell>
        </table:table-row>
        <table:table-row table:style-name="TableLine94506497522240">
          <table:table-cell table:style-name="Tabela8.A2" office:value-type="string">
            <text:p text:style-name="P78">Peso Levantado</text:p>
          </table:table-cell>
          <table:table-cell table:style-name="Tabela8.A2" office:value-type="string">
            <text:p text:style-name="P79">30</text:p>
          </table:table-cell>
          <table:table-cell table:style-name="Tabela8.A2" office:value-type="string">
            <text:p text:style-name="P79">40</text:p>
          </table:table-cell>
          <table:table-cell table:style-name="Tabela8.A2" office:value-type="string">
            <text:p text:style-name="P79">80</text:p>
          </table:table-cell>
          <table:table-cell table:style-name="Tabela8.A2" office:value-type="string">
            <text:p text:style-name="P79">1<text:span text:style-name="T40">4</text:span>0</text:p>
          </table:table-cell>
          <table:table-cell table:style-name="Tabela8.A2" office:value-type="string">
            <text:p text:style-name="P79">160</text:p>
          </table:table-cell>
          <table:table-cell table:style-name="Tabela8.A2" office:value-type="string">
            <text:p text:style-name="P82">200</text:p>
          </table:table-cell>
          <table:table-cell table:style-name="Tabela8.A2" office:value-type="string">
            <text:p text:style-name="P82">250</text:p>
          </table:table-cell>
          <table:table-cell table:style-name="Tabela8.A2" office:value-type="string">
            <text:p text:style-name="P79">320</text:p>
          </table:table-cell>
          <table:table-cell table:style-name="Tabela8.A2" office:value-type="string">
            <text:p text:style-name="P79">400</text:p>
          </table:table-cell>
          <table:table-cell table:style-name="Tabela8.A2" office:value-type="string">
            <text:p text:style-name="P79">500</text:p>
          </table:table-cell>
          <table:table-cell table:style-name="Tabela8.L2" office:value-type="string">
            <text:p text:style-name="P79">620</text:p>
          </table:table-cell>
        </table:table-row>
        <table:table-row table:style-name="TableLine94506497518992">
          <table:table-cell table:style-name="Tabela8.A2" office:value-type="string">
            <text:p text:style-name="P78">Peso Carregado</text:p>
          </table:table-cell>
          <table:table-cell table:style-name="Tabela8.A2" office:value-type="string">
            <text:p text:style-name="P79">15</text:p>
          </table:table-cell>
          <table:table-cell table:style-name="Tabela8.A2" office:value-type="string">
            <text:p text:style-name="P79">20</text:p>
          </table:table-cell>
          <table:table-cell table:style-name="Tabela8.A2" office:value-type="string">
            <text:p text:style-name="P79">40</text:p>
          </table:table-cell>
          <table:table-cell table:style-name="Tabela8.A2" office:value-type="string">
            <text:p text:style-name="P79"><text:span text:style-name="T40">7</text:span>0</text:p>
          </table:table-cell>
          <table:table-cell table:style-name="Tabela8.A2" office:value-type="string">
            <text:p text:style-name="P79">80</text:p>
          </table:table-cell>
          <table:table-cell table:style-name="Tabela8.A2" office:value-type="string">
            <text:p text:style-name="P82">100</text:p>
          </table:table-cell>
          <table:table-cell table:style-name="Tabela8.A2" office:value-type="string">
            <text:p text:style-name="P82">125</text:p>
          </table:table-cell>
          <table:table-cell table:style-name="Tabela8.A2" office:value-type="string">
            <text:p text:style-name="P79">160</text:p>
          </table:table-cell>
          <table:table-cell table:style-name="Tabela8.A2" office:value-type="string">
            <text:p text:style-name="P79">200</text:p>
          </table:table-cell>
          <table:table-cell table:style-name="Tabela8.A2" office:value-type="string">
            <text:p text:style-name="P79">250</text:p>
          </table:table-cell>
          <table:table-cell table:style-name="Tabela8.L2" office:value-type="string">
            <text:p text:style-name="P79">310</text:p>
          </table:table-cell>
        </table:table-row>
      </table:table>
      <text:p text:style-name="P2"/>
      <text:p text:style-name="P2">Perícias</text:p>
      <text:p text:style-name="P13">Os pontos de Perícia são calculados da seguinte maneira: <text:span text:style-name="T2">Pontos = 10 x Idade + 5 x INT.</text:span></text:p>
      <text:p text:style-name="P14">O jogador poderá distribuir esses pontos entre as perícias disponíveis de acordo com a campanha. Nenhuma perícia poderá ter um valor inicial maior que 50 + valor do atributo e nenhum jogador poderá começar com mais de 500 pontos por século de vida. </text:p>
      <text:p text:style-name="P14">Perícias descritas como<text:span text:style-name="T2"> Nome (Atributo)</text:span><text:span text:style-name="T4"> indicam que seu valor inicial é igual ao valor daquele atributo. Perícias descritas como </text:span><text:span text:style-name="T2">Nome(0)</text:span><text:span text:style-name="T4"> começam com o valor zerado. </text:span><text:span text:style-name="T2">Sub Grupos </text:span><text:span text:style-name="T4">de perícias como </text:span><text:span text:style-name="T2">Espadas </text:span><text:span text:style-name="T4">são limitados ao valor máximo da perícia pai, neste caso </text:span><text:span text:style-name="T2">Combate</text:span><text:span text:style-name="T4">.</text:span></text:p>
      <text:p text:style-name="P23"/>
      <text:p text:style-name="P42"><text:span text:style-name="T37">Thomas Ferguson possui </text:span><text:span text:style-name="T38">30</text:span><text:span text:style-name="T37"> anos e INT 17 (385 Pts no total).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leLine94506497534128">
          <table:table-cell table:style-name="Tabela2.A1" office:value-type="string">
            <text:p text:style-name="P46">Perícia</text:p>
          </table:table-cell>
          <table:table-cell table:style-name="Tabela2.A1" office:value-type="string">
            <text:p text:style-name="P47">Gasto</text:p>
          </table:table-cell>
          <table:table-cell table:style-name="Tabela2.A1" office:value-type="string">
            <text:p text:style-name="P47">Atributo</text:p>
          </table:table-cell>
          <table:table-cell table:style-name="Tabela2.A1" office:value-type="string">
            <text:p text:style-name="P48">Valor Atrb.</text:p>
          </table:table-cell>
          <table:table-cell table:style-name="Tabela2.E1" office:value-type="string">
            <text:p text:style-name="P47">Total</text:p>
          </table:table-cell>
        </table:table-row>
        <table:table-row table:style-name="TableLine94506497572880">
          <table:table-cell table:style-name="Tabela2.A2" office:value-type="string">
            <text:p text:style-name="P59">Combate</text:p>
          </table:table-cell>
          <table:table-cell table:style-name="Tabela2.A2" office:value-type="string">
            <text:p text:style-name="P60">50</text:p>
          </table:table-cell>
          <table:table-cell table:style-name="Tabela2.A2" office:value-type="string">
            <text:p text:style-name="P61">-</text:p>
          </table:table-cell>
          <table:table-cell table:style-name="Tabela2.A2" office:value-type="string">
            <text:p text:style-name="P61">-</text:p>
          </table:table-cell>
          <table:table-cell table:style-name="Tabela2.E2" office:value-type="string">
            <text:p text:style-name="P60">50%</text:p>
          </table:table-cell>
        </table:table-row>
        <table:table-row table:style-name="TableLine94506497575968">
          <table:table-cell table:style-name="Tabela2.A2" office:value-type="string">
            <text:p text:style-name="P59">- Pistola</text:p>
          </table:table-cell>
          <table:table-cell table:style-name="Tabela2.A2" office:value-type="string">
            <text:p text:style-name="P60">37</text:p>
          </table:table-cell>
          <table:table-cell table:style-name="Tabela2.A2" office:value-type="string">
            <text:p text:style-name="P64">DEX</text:p>
          </table:table-cell>
          <table:table-cell table:style-name="Tabela2.A2" office:value-type="string">
            <text:p text:style-name="P64">13</text:p>
          </table:table-cell>
          <table:table-cell table:style-name="Tabela2.E2" office:value-type="string">
            <text:p text:style-name="P60">50%</text:p>
          </table:table-cell>
        </table:table-row>
        <table:table-row table:style-name="TableLine94506497576960">
          <table:table-cell table:style-name="Tabela2.A2" office:value-type="string">
            <text:p text:style-name="P63">Ciências</text:p>
          </table:table-cell>
          <table:table-cell table:style-name="Tabela2.A2" office:value-type="string">
            <text:p text:style-name="P64">40</text:p>
          </table:table-cell>
          <table:table-cell table:style-name="Tabela2.A2" office:value-type="string">
            <text:p text:style-name="P61">-</text:p>
          </table:table-cell>
          <table:table-cell table:style-name="Tabela2.A2" office:value-type="string">
            <text:p text:style-name="P61">-</text:p>
          </table:table-cell>
          <table:table-cell table:style-name="Tabela2.E2" office:value-type="string">
            <text:p text:style-name="P64">40%</text:p>
          </table:table-cell>
        </table:table-row>
        <table:table-row table:style-name="TableLine94506497578512">
          <table:table-cell table:style-name="Tabela2.A2" office:value-type="string">
            <text:p text:style-name="P63">Manipulação</text:p>
          </table:table-cell>
          <table:table-cell table:style-name="Tabela2.A2" office:value-type="string">
            <text:p text:style-name="P64">40</text:p>
          </table:table-cell>
          <table:table-cell table:style-name="Tabela2.A2" office:value-type="string">
            <text:p text:style-name="P61">-</text:p>
          </table:table-cell>
          <table:table-cell table:style-name="Tabela2.A2" office:value-type="string">
            <text:p text:style-name="P61">-</text:p>
          </table:table-cell>
          <table:table-cell table:style-name="Tabela2.E2" office:value-type="string">
            <text:p text:style-name="P64">40%</text:p>
          </table:table-cell>
        </table:table-row>
        <table:table-row table:style-name="TableLine94506497579824">
          <table:table-cell table:style-name="Tabela2.A2" office:value-type="string">
            <text:p text:style-name="P43">- <text:span text:style-name="T30">Interrogatório</text:span></text:p>
          </table:table-cell>
          <table:table-cell table:style-name="Tabela2.A2" office:value-type="string">
            <text:p text:style-name="P64">20</text:p>
          </table:table-cell>
          <table:table-cell table:style-name="Tabela2.A2" office:value-type="string">
            <text:p text:style-name="P64">INT</text:p>
          </table:table-cell>
          <table:table-cell table:style-name="Tabela2.A2" office:value-type="string">
            <text:p text:style-name="P64">17</text:p>
          </table:table-cell>
          <table:table-cell table:style-name="Tabela2.E2" office:value-type="string">
            <text:p text:style-name="P64">37%</text:p>
          </table:table-cell>
        </table:table-row>
        <table:table-row table:style-name="TableLine94506497581008">
          <table:table-cell table:style-name="Tabela2.A2" office:value-type="string">
            <text:p text:style-name="P43">- <text:span text:style-name="T30">Intimidação</text:span></text:p>
          </table:table-cell>
          <table:table-cell table:style-name="Tabela2.A2" office:value-type="string">
            <text:p text:style-name="P64">40</text:p>
          </table:table-cell>
          <table:table-cell table:style-name="Tabela2.A2" office:value-type="string">
            <text:p text:style-name="P64">WILL</text:p>
          </table:table-cell>
          <table:table-cell table:style-name="Tabela2.A2" office:value-type="string">
            <text:p text:style-name="P64">9</text:p>
          </table:table-cell>
          <table:table-cell table:style-name="Tabela2.E2" office:value-type="string">
            <text:p text:style-name="P64">49%</text:p>
          </table:table-cell>
        </table:table-row>
        <table:table-row table:style-name="TableLine94506497577696">
          <table:table-cell table:style-name="Tabela2.A2" office:value-type="string">
            <text:p text:style-name="P43">- <text:span text:style-name="T30">Lábia</text:span></text:p>
          </table:table-cell>
          <table:table-cell table:style-name="Tabela2.A2" office:value-type="string">
            <text:p text:style-name="P64">20</text:p>
          </table:table-cell>
          <table:table-cell table:style-name="Tabela2.A2" office:value-type="string">
            <text:p text:style-name="P64">CAR</text:p>
          </table:table-cell>
          <table:table-cell table:style-name="Tabela2.A2" office:value-type="string">
            <text:p text:style-name="P64">13</text:p>
          </table:table-cell>
          <table:table-cell table:style-name="Tabela2.E2" office:value-type="string">
            <text:p text:style-name="P64">33%</text:p>
          </table:table-cell>
        </table:table-row>
        <table:table-row table:style-name="TableLine94506497583200">
          <table:table-cell table:style-name="Tabela2.A2" office:value-type="string">
            <text:p text:style-name="P43">- <text:span text:style-name="T30">Liderança</text:span></text:p>
          </table:table-cell>
          <table:table-cell table:style-name="Tabela2.A2" office:value-type="string">
            <text:p text:style-name="P64">20</text:p>
          </table:table-cell>
          <table:table-cell table:style-name="Tabela2.A2" office:value-type="string">
            <text:p text:style-name="P64">CAR</text:p>
          </table:table-cell>
          <table:table-cell table:style-name="Tabela2.A2" office:value-type="string">
            <text:p text:style-name="P64">13</text:p>
          </table:table-cell>
          <table:table-cell table:style-name="Tabela2.E2" office:value-type="string">
            <text:p text:style-name="P64">33%</text:p>
          </table:table-cell>
        </table:table-row>
      </table:table>
      <text:p text:style-name="P16"><text:soft-page-break/><text:span text:style-name="T4">Perícias de combate são compradas com pontos de Perícia. A diferença entre estas Perícias e as Perícias normais é que as perícias de combate possuem </text:span><text:span text:style-name="T2">DOIS</text:span><text:span text:style-name="T4"> valores: o valor de ataque e o de defesa. Todos os Personagens começam com a </text:span><text:span text:style-name="T2">Perícia Briga DEX/ DEX</text:span><text:span text:style-name="T4">, mas pode aumentá-la com Pontos de Perícia. </text:span><text:span text:style-name="T6">Todas as perícias de combate são subgrupos da perícia </text:span><text:span text:style-name="T3">Combate</text:span><text:span text:style-name="T6">.</text:span></text:p>
      <text:p text:style-name="P33"/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B"/>
        <table:table-column table:style-name="Tabela4.E"/>
        <table:table-row table:style-name="TableLine94506497540192">
          <table:table-cell table:style-name="Tabela4.A1" office:value-type="string">
            <text:p text:style-name="P46">Perícia</text:p>
          </table:table-cell>
          <table:table-cell table:style-name="Tabela4.A1" office:value-type="string">
            <text:p text:style-name="P47">Gasto</text:p>
          </table:table-cell>
          <table:table-cell table:style-name="Tabela4.A1" office:value-type="string">
            <text:p text:style-name="P47">Atributo</text:p>
          </table:table-cell>
          <table:table-cell table:style-name="Tabela4.A1" office:value-type="string">
            <text:p text:style-name="P48">Valor Atrb.</text:p>
          </table:table-cell>
          <table:table-cell table:style-name="Tabela4.E1" office:value-type="string">
            <text:p text:style-name="P47">Total</text:p>
          </table:table-cell>
        </table:table-row>
        <table:table-row table:style-name="TableLine94506497600880">
          <table:table-cell table:style-name="Tabela4.A2" office:value-type="string">
            <text:p text:style-name="P69">Briga</text:p>
          </table:table-cell>
          <table:table-cell table:style-name="Tabela4.A2" office:value-type="string">
            <text:p text:style-name="P68">20 / 20</text:p>
          </table:table-cell>
          <table:table-cell table:style-name="Tabela4.A2" office:value-type="string">
            <text:p text:style-name="P68">DEX</text:p>
          </table:table-cell>
          <table:table-cell table:style-name="Tabela4.A2" office:value-type="string">
            <text:p text:style-name="P68">13</text:p>
          </table:table-cell>
          <table:table-cell table:style-name="Tabela4.E2" office:value-type="string">
            <text:p text:style-name="P68">33 / 33</text:p>
          </table:table-cell>
        </table:table-row>
        <table:table-row table:style-name="TableLine94506497602976">
          <table:table-cell table:style-name="Tabela4.A2" office:value-type="string">
            <text:p text:style-name="P69">Facas</text:p>
          </table:table-cell>
          <table:table-cell table:style-name="Tabela4.A2" office:value-type="string">
            <text:p text:style-name="P68">10 / 0</text:p>
          </table:table-cell>
          <table:table-cell table:style-name="Tabela4.A2" office:value-type="string">
            <text:p text:style-name="P68">DEX</text:p>
          </table:table-cell>
          <table:table-cell table:style-name="Tabela4.A2" office:value-type="string">
            <text:p text:style-name="P68">13</text:p>
          </table:table-cell>
          <table:table-cell table:style-name="Tabela4.E2" office:value-type="string">
            <text:p text:style-name="P68">33 / 13</text:p>
          </table:table-cell>
        </table:table-row>
        <table:table-row table:style-name="TableLine94506497603968">
          <table:table-cell table:style-name="Tabela4.A2" office:value-type="string">
            <text:p text:style-name="P50">Total</text:p>
          </table:table-cell>
          <table:table-cell table:style-name="Tabela4.E2" table:number-columns-spanned="4" office:value-type="string">
            <text:p text:style-name="P67">50</text:p>
          </table:table-cell>
          <table:covered-table-cell/>
          <table:covered-table-cell/>
          <table:covered-table-cell/>
        </table:table-row>
      </table:table>
      <text:p text:style-name="P33"/>
      <text:p text:style-name="P33">Aprimoramentos:</text:p>
      <text:p text:style-name="P15"><text:span text:style-name="T5">Cada Personagem dispõe de 5 pontos de Aprimoramento, obtidos com aprimoramentos negativos. </text:span><text:span text:style-name="T13">Não existem aprimoramentos negativos</text:span><text:span text:style-name="T5">.</text:span></text:p>
      <text:p text:style-name="P24"/>
      <table:table table:name="Tabela3" table:style-name="Tabela3">
        <table:table-column table:style-name="Tabela3.A"/>
        <table:table-column table:style-name="Tabela3.B"/>
        <table:table-row table:style-name="TableLine94506497590672">
          <table:table-cell table:style-name="Tabela3.A1" office:value-type="string">
            <text:p text:style-name="P49">Aprimoramento</text:p>
          </table:table-cell>
          <table:table-cell table:style-name="Tabela3.B1" office:value-type="string">
            <text:p text:style-name="P49">Custo</text:p>
          </table:table-cell>
        </table:table-row>
        <table:table-row table:style-name="TableLine94506497615456">
          <table:table-cell table:style-name="Tabela3.A2" office:value-type="string">
            <text:p text:style-name="P65">Ambidestria</text:p>
          </table:table-cell>
          <table:table-cell table:style-name="Tabela3.B2" office:value-type="string">
            <text:p text:style-name="P66">2</text:p>
          </table:table-cell>
        </table:table-row>
        <table:table-row table:style-name="TableLine94506497616672">
          <table:table-cell table:style-name="Tabela3.A2" office:value-type="string">
            <text:p text:style-name="P65">Contatos</text:p>
          </table:table-cell>
          <table:table-cell table:style-name="Tabela3.B2" office:value-type="string">
            <text:p text:style-name="P66">2</text:p>
          </table:table-cell>
        </table:table-row>
        <table:table-row table:style-name="TableLine94506497617328">
          <table:table-cell table:style-name="Tabela3.A2" office:value-type="string">
            <text:p text:style-name="P65">Armas de Fogo</text:p>
          </table:table-cell>
          <table:table-cell table:style-name="Tabela3.B2" office:value-type="string">
            <text:p text:style-name="P66">1</text:p>
          </table:table-cell>
        </table:table-row>
        <table:table-row table:style-name="TableLine94506497617984">
          <table:table-cell table:style-name="Tabela3.A2" office:value-type="string">
            <text:p text:style-name="P65">Total</text:p>
          </table:table-cell>
          <table:table-cell table:style-name="Tabela3.B2" office:value-type="string">
            <text:p text:style-name="P66">5</text:p>
          </table:table-cell>
        </table:table-row>
      </table:table>
      <text:p text:style-name="P24"/>
      <text:p text:style-name="P3">PV’s, PM’s, IP, Sorte</text:p>
      <text:p text:style-name="P17">Pontos de Vida são iguais à soma de Força mais Constituição divididos por 2 e arredondando para cima. Lembre-se de acrescentar 1 ponto por Nível. <text:span text:style-name="T34">Personagem que cheguem a 0 pontos de vida </text:span><text:span text:style-name="T35">ficam inconsciente e passam a perder 1 ponto de vida por turno, caso cheguem a -5 eles morrem</text:span><text:span text:style-name="T34">.</text:span></text:p>
      <text:p text:style-name="P17">Pontos de Magia são iguais a 2 mais 1 ponto por Nível.</text:p>
      <text:p text:style-name="P17">O Índice de Proteção (IP) depende das armaduras que o Personagem estiver usando. Cada armadura possui um IP e uma penalidade para DEX e AGI.</text:p>
      <text:p text:style-name="P17">Sorte tem um valor igual ao <text:span text:style-name="T31">C</text:span>arisma x2.</text:p>
      <text:p text:style-name="P17"/>
      <text:p text:style-name="P4">Focus:</text:p>
      <text:p text:style-name="P18">Todos os personagens com aprimoramento <text:span text:style-name="T17">Aptidão Mágica</text:span><text:span text:style-name="T4"> recebem pontos de fotos que podem ser distribuídos entre os caminhos da magia, o nível nesse aprimoramento indicada quantos pontos de focos. Toda vez que o personagem gastar pontos em um caminho, ele não poderá aprender o caminho oposto. Os caminhos vão de 0 a 8. Um personagem pode combinar dois caminhos para gerar um efeito secundário, caminhos opostos não podem ser combinados.</text:span></text:p>
      <text:p text:style-name="P25"/>
      <table:table table:name="Tabela5" table:style-name="Tabela5">
        <table:table-column table:style-name="Tabela5.A"/>
        <table:table-column table:style-name="Tabela5.B" table:number-columns-repeated="5"/>
        <table:table-column table:style-name="Tabela5.A"/>
        <table:table-row table:style-name="TableLine94506497624032">
          <table:table-cell table:style-name="Tabela5.A1" table:number-columns-spanned="7" office:value-type="string">
            <text:p text:style-name="P51">Caminhos da Magi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06496843200"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1">Fogo</text:p>
          </table:table-cell>
          <table:table-cell table:style-name="Tabela5.A2" office:value-type="string">
            <text:p text:style-name="P51">Água</text:p>
          </table:table-cell>
          <table:table-cell table:style-name="Tabela5.A2" office:value-type="string">
            <text:p text:style-name="P51">Terra</text:p>
          </table:table-cell>
          <table:table-cell table:style-name="Tabela5.A2" office:value-type="string">
            <text:p text:style-name="P51">Ar</text:p>
          </table:table-cell>
          <table:table-cell table:style-name="Tabela5.A2" office:value-type="string">
            <text:p text:style-name="P51">Luz</text:p>
          </table:table-cell>
          <table:table-cell table:style-name="Tabela5.G2" office:value-type="string">
            <text:p text:style-name="P51">Trevas</text:p>
          </table:table-cell>
        </table:table-row>
        <table:table-row table:style-name="TableLine94506497666064">
          <table:table-cell table:style-name="Tabela5.A2" office:value-type="string">
            <text:p text:style-name="P51">Fogo</text:p>
          </table:table-cell>
          <table:table-cell table:style-name="Tabela5.A2" office:value-type="string">
            <text:p text:style-name="P61">-</text:p>
          </table:table-cell>
          <table:table-cell table:style-name="Tabela5.A2" office:value-type="string">
            <text:p text:style-name="P51">Oposto</text:p>
          </table:table-cell>
          <table:table-cell table:style-name="Tabela5.A2" office:value-type="string">
            <text:p text:style-name="P70">Magma</text:p>
          </table:table-cell>
          <table:table-cell table:style-name="Tabela5.A2" office:value-type="string">
            <text:p text:style-name="P70">Fumaça</text:p>
          </table:table-cell>
          <table:table-cell table:style-name="Tabela5.A2" office:value-type="string">
            <text:p text:style-name="P70">Cor</text:p>
          </table:table-cell>
          <table:table-cell table:style-name="Tabela5.G2" office:value-type="string">
            <text:p text:style-name="P70">Cinzas</text:p>
          </table:table-cell>
        </table:table-row>
        <table:table-row table:style-name="TableLine94506497667328">
          <table:table-cell table:style-name="Tabela5.A2" office:value-type="string">
            <text:p text:style-name="P51">Água</text:p>
          </table:table-cell>
          <table:table-cell table:style-name="Tabela5.A2" office:value-type="string">
            <text:p text:style-name="P51">Oposto</text:p>
          </table:table-cell>
          <table:table-cell table:style-name="Tabela5.A2" office:value-type="string">
            <text:p text:style-name="P70">-</text:p>
          </table:table-cell>
          <table:table-cell table:style-name="Tabela5.A2" office:value-type="string">
            <text:p text:style-name="P70">Barro</text:p>
          </table:table-cell>
          <table:table-cell table:style-name="Tabela5.A2" office:value-type="string">
            <text:p text:style-name="P70">Gelo</text:p>
          </table:table-cell>
          <table:table-cell table:style-name="Tabela5.A2" office:value-type="string">
            <text:p text:style-name="P70">Vapor</text:p>
          </table:table-cell>
          <table:table-cell table:style-name="Tabela5.G2" office:value-type="string">
            <text:p text:style-name="P70">Veneno</text:p>
          </table:table-cell>
        </table:table-row>
        <table:table-row table:style-name="TableLine94506497669024">
          <table:table-cell table:style-name="Tabela5.A2" office:value-type="string">
            <text:p text:style-name="P51">Terra</text:p>
          </table:table-cell>
          <table:table-cell table:style-name="Tabela5.A2" office:value-type="string">
            <text:p text:style-name="P70">Magma</text:p>
          </table:table-cell>
          <table:table-cell table:style-name="Tabela5.A2" office:value-type="string">
            <text:p text:style-name="P70">Barro</text:p>
          </table:table-cell>
          <table:table-cell table:style-name="Tabela5.A2" office:value-type="string">
            <text:p text:style-name="P61">-</text:p>
          </table:table-cell>
          <table:table-cell table:style-name="Tabela5.A2" office:value-type="string">
            <text:p text:style-name="P51">Oposto</text:p>
          </table:table-cell>
          <table:table-cell table:style-name="Tabela5.A2" office:value-type="string">
            <text:p text:style-name="P70">Cristal</text:p>
          </table:table-cell>
          <table:table-cell table:style-name="Tabela5.G2" office:value-type="string">
            <text:p text:style-name="P70">Pó</text:p>
          </table:table-cell>
        </table:table-row>
        <table:table-row table:style-name="TableLine94506497670560">
          <table:table-cell table:style-name="Tabela5.A2" office:value-type="string">
            <text:p text:style-name="P51">Ar</text:p>
          </table:table-cell>
          <table:table-cell table:style-name="Tabela5.A2" office:value-type="string">
            <text:p text:style-name="P70">Fumaça</text:p>
          </table:table-cell>
          <table:table-cell table:style-name="Tabela5.A2" office:value-type="string">
            <text:p text:style-name="P70">Gelo</text:p>
          </table:table-cell>
          <table:table-cell table:style-name="Tabela5.A2" office:value-type="string">
            <text:p text:style-name="P51">Oposto</text:p>
          </table:table-cell>
          <table:table-cell table:style-name="Tabela5.A2" office:value-type="string">
            <text:p text:style-name="P61">-</text:p>
          </table:table-cell>
          <table:table-cell table:style-name="Tabela5.A2" office:value-type="string">
            <text:p text:style-name="P70">Relâmpago</text:p>
          </table:table-cell>
          <table:table-cell table:style-name="Tabela5.G2" office:value-type="string">
            <text:p text:style-name="P70">Vácuo</text:p>
          </table:table-cell>
        </table:table-row>
        <table:table-row table:style-name="TableLine94506497667984">
          <table:table-cell table:style-name="Tabela5.A2" office:value-type="string">
            <text:p text:style-name="P51">Luz</text:p>
          </table:table-cell>
          <table:table-cell table:style-name="Tabela5.A2" office:value-type="string">
            <text:p text:style-name="P70">Cor</text:p>
          </table:table-cell>
          <table:table-cell table:style-name="Tabela5.A2" office:value-type="string">
            <text:p text:style-name="P70">Vapor</text:p>
          </table:table-cell>
          <table:table-cell table:style-name="Tabela5.A2" office:value-type="string">
            <text:p text:style-name="P70">Cristal</text:p>
          </table:table-cell>
          <table:table-cell table:style-name="Tabela5.A2" office:value-type="string">
            <text:p text:style-name="P70">Relâmpago</text:p>
          </table:table-cell>
          <table:table-cell table:style-name="Tabela5.A2" office:value-type="string">
            <text:p text:style-name="P61">-</text:p>
          </table:table-cell>
          <table:table-cell table:style-name="Tabela5.G2" office:value-type="string">
            <text:p text:style-name="P51">Oposto</text:p>
          </table:table-cell>
        </table:table-row>
        <table:table-row table:style-name="TableLine94506497673152">
          <table:table-cell table:style-name="Tabela5.A2" office:value-type="string">
            <text:p text:style-name="P51">Trevas</text:p>
          </table:table-cell>
          <table:table-cell table:style-name="Tabela5.A2" office:value-type="string">
            <text:p text:style-name="P70">Cinzas</text:p>
          </table:table-cell>
          <table:table-cell table:style-name="Tabela5.A2" office:value-type="string">
            <text:p text:style-name="P70">Veneno</text:p>
          </table:table-cell>
          <table:table-cell table:style-name="Tabela5.A2" office:value-type="string">
            <text:p text:style-name="P70">Pó</text:p>
          </table:table-cell>
          <table:table-cell table:style-name="Tabela5.A2" office:value-type="string">
            <text:p text:style-name="P70">Vácuo</text:p>
          </table:table-cell>
          <table:table-cell table:style-name="Tabela5.A2" office:value-type="string">
            <text:p text:style-name="P51">Oposto</text:p>
          </table:table-cell>
          <table:table-cell table:style-name="Tabela5.G2" office:value-type="string">
            <text:p text:style-name="P61">-</text:p>
          </table:table-cell>
        </table:table-row>
      </table:table>
      <text:p text:style-name="P34"/>
      <text:p text:style-name="P34"><text:soft-page-break/>Testes</text:p>
      <text:p text:style-name="P19"><text:span text:style-name="T4">Toda vez que o personagem estive</text:span><text:span text:style-name="T14">r</text:span><text:span text:style-name="T4"> em uma situação incerta, ele deverá fazer um teste de perícia ou atributo, neste caso ele rola 1d100, se o resultado for igual ou menor que o valor da perícia / atributo ele foi bem-sucedido, caso contrário ele falhou. </text:span><text:span text:style-name="T7">Rolagens que resultem em um resultado acima de 95% sempre serão consideradas falhas.</text:span></text:p>
      <text:p text:style-name="P5"><text:span text:style-name="T7">A</text:span><text:span text:style-name="T4">tributo em Vez de Perícia:</text:span></text:p>
      <text:p text:style-name="P27">Sempre que um personagem for usar uma ação para o qual ele não tenha uma perícia adequada, ele pode usar o seu valor do atributo como se fosse a perícia. O mesmo vale para testes de perícia vs atributo.</text:p>
      <text:p text:style-name="P35">Testes Resistidos</text:p>
      <text:p text:style-name="P26">Toda vez que um personagem está em uma disputa contra outro, determina-se que<text:span text:style-name="T36">m</text:span> é o ativo (que faz ação) e o passivo (que resiste a ela) e faz-se o cálculo: Perícia Ativo + 50 – Perícia Passivo = Margem do teste. Valores iguais ou maiores a 100 sempre serão considerados sucesso<text:span text:style-name="T36">s</text:span> automáticos, valores iguais ou menores a zero serão considerados falhas automáticas.</text:p>
      <text:p text:style-name="P5"><text:span text:style-name="T7">D</text:span><text:span text:style-name="T4">ificuldade</text:span></text:p>
      <text:p text:style-name="P27">Sempre que o personagem estiver em uma situação adversa que dificulte sua ação, ele deve realizar o teste com metade do valor. Caso essa situação adversa favoreça ele, ele usará o dobro do valor.</text:p>
      <text:p text:style-name="P36">Usando a Sorte</text:p>
      <text:p text:style-name="P20"><text:span text:style-name="T4">A qualquer momento o personagem pode usar a sorte para decidir a ação, ao fazer isso deverá fazer um teste de sorte. Caso seja bem-sucedido, ele realizou a ação com sucesso, caso contrário ele falhou. Todo sucesso no teste de sorte </text:span><text:span text:style-name="T2">diminui </text:span><text:span text:style-name="T4">o valor da sorte em 1 e toda falha </text:span><text:span text:style-name="T2">aumenta </text:span><text:span text:style-name="T4">a sorte 1. </text:span><text:span text:style-name="T8">O valor máximo da sorte é de 2x o Carisma.</text:span></text:p>
      <text:p text:style-name="P36">Combate</text:p>
      <text:list xml:id="list2776321742" text:style-name="L1">
        <text:list-item>
          <text:p text:style-name="P80">Os personagens agem na ordem de sua iniciativa.</text:p>
        </text:list-item>
        <text:list-item>
          <text:p text:style-name="P80">Todo personagem que realizar um ataque corporal faz um teste resistido de perícia do atacante vs perícia do defensor.</text:p>
        </text:list-item>
        <text:list-item>
          <text:p text:style-name="P80">Todo personagem que realizar um ataque a distância faz um teste resistido de perícia da arma.</text:p>
        </text:list-item>
        <text:list-item>
          <text:p text:style-name="P80">Caso acerte o ataque o personagem rola o dano da arma, diminui o IP do adversário e o restante é reduzido dos pontos de vida do oponente. Sempre será causado no mínimo 1 ponto de dano.</text:p>
        </text:list-item>
        <text:list-item>
          <text:p text:style-name="P80">Caso seja atingido enquanto realiza uma magia, um mago precisará passar em um teste de WILL ou perderá a magia.</text:p>
        </text:list-item>
      </text:list>
      <text:p text:style-name="P37">Nível</text:p>
      <text:p text:style-name="P11"><text:span text:style-name="T22">Todos os personagens inicial no Nível 0, </text:span><text:span text:style-name="T23">ao subir de nível eles devem escolher em um upgrade Místico ou Mundano. </text:span><text:span text:style-name="T26">Não existe limite de níveis, mas o indicado é </text:span><text:span text:style-name="T25">10</text:span><text:span text:style-name="T26">. </text:span><text:span text:style-name="T29">Nenhuma perícia pode ser elevada a mais de 10 pontos por nível e podem ser gastos no máximo 15 pontos com perícias em armas</text:span><text:span text:style-name="T26">.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leLine94506497625440">
          <table:table-cell table:style-name="Tabela7.A1" office:value-type="string">
            <text:p text:style-name="P55">Nível</text:p>
          </table:table-cell>
          <table:table-cell table:style-name="Tabela7.A1" office:value-type="string">
            <text:p text:style-name="P55">Upgrade Místico</text:p>
          </table:table-cell>
          <table:table-cell table:style-name="Tabela7.C1" office:value-type="string">
            <text:p text:style-name="P55">Upgrade Mundano</text:p>
          </table:table-cell>
        </table:table-row>
        <table:table-row table:style-name="TableLine94506497721360">
          <table:table-cell table:style-name="Tabela7.A2" office:value-type="string">
            <text:p text:style-name="P75">1</text:p>
          </table:table-cell>
          <table:table-cell table:style-name="Tabela7.A2" office:value-type="string">
            <text:p text:style-name="P75">+ 1 Ponto de Atributo</text:p>
            <text:p text:style-name="P75">+ 1 Ponto de Vida</text:p>
            <text:p text:style-name="P77">+ 5 Pontos de Focus</text:p>
          </table:table-cell>
          <table:table-cell table:style-name="Tabela7.C2" office:value-type="string">
            <text:p text:style-name="P75">+1 Ponto de Atributo<text:line-break/>+1 Ponto de Vida</text:p>
            <text:p text:style-name="P77">+ 30 Pontos de Perícia</text:p>
          </table:table-cell>
        </table:table-row>
        <table:table-row table:style-name="TableLine94506497723424">
          <table:table-cell table:style-name="Tabela7.A2" office:value-type="string">
            <text:p text:style-name="P75">Após</text:p>
          </table:table-cell>
          <table:table-cell table:style-name="Tabela7.A2" office:value-type="string">
            <text:p text:style-name="P76">+ 1 Ponto de Atributo</text:p>
            <text:p text:style-name="P76">+ 1 Ponto de Vida</text:p>
            <text:p text:style-name="P77">+1 Ponto de Magia</text:p>
            <text:p text:style-name="P77">+1 Ponto de Focus</text:p>
            <text:p text:style-name="P77">+ 15 Pontos de Perícia</text:p>
          </table:table-cell>
          <table:table-cell table:style-name="Tabela7.C2" office:value-type="string">
            <text:p text:style-name="P76">+ 1 Ponto de Atributo</text:p>
            <text:p text:style-name="P76">+ 1 Ponto de Vida</text:p>
            <text:p text:style-name="P77">+30 Pontos de Perícia</text:p>
          </table:table-cell>
        </table:table-row>
      </table:table>
      <text:p text:style-name="P32"/>
      <text:p text:style-name="P10"><text:span text:style-name="T22">No Nível 2 e a cada 3 níveis subsequentes (2, 5, 8, 11…) ele receberá +1 ponto de aprimoramento e mais 1 ponto de </text:span><text:span text:style-name="T24">S</text:span><text:span text:style-name="T22">orte. </text:span><text:span text:style-name="T27">Caso o nível máximo seja 10, o jogador recebe esses adicionais no nível 10 ao invés do 11.</text:span></text:p>
      <text:p text:style-name="P39"><text:soft-page-break/></text:p>
      <text:p text:style-name="P38">Usando Magia</text:p>
      <text:p text:style-name="P21"><text:span text:style-name="T4">Toda vez que o personagem for realizar uma magia, ele deverá escolher quais caminhos pode usar, podendo usar um único ou dois e qual efeito vai realizar, </text:span><text:span text:style-name="T15">se usará um efeito em área (raio do efeito a partir dele) ou em um alvo único (alcance)</text:span><text:span text:style-name="T4">. O efeito varia com o nível da magia que é obtido da soma dos caminhos utilizados. Cada magia só pode ter um efeito por vez. </text:span><text:span text:style-name="T15">Além disso o jogador rola uma quantidade de 6d igual ao nível da magia para indiciar a força da mesma. </text:span><text:span text:style-name="T4">Um personagem pode usar magia livremente desde que tenha Pontos de Magia para custear a magia. </text:span><text:span text:style-name="T12">Cada magia custa 1 Ponto de Magia por nível.</text:span><text:span text:style-name="T4"> Toda vez que ele usa a magia ele gasta os seus pontos de magia, precisando de 30 minutos de descanso para recuperá-los.</text:span></text:p>
      <text:p text:style-name="P28"/>
      <text:p text:style-name="P38">Contra Magia</text:p>
      <text:p text:style-name="P8"><text:span text:style-name="T18">Todo mago pode optar por anular a magia de outro, para isso ele precisará fazer um teste de percepção para identificar de que magia se trata. Em seguida ele deverá realizar uma magia com caminho oposto. </text:span><text:span text:style-name="T27">O mago consumirá seus pontos de magia e rolará os dados para a força da sua contra magia, caso a força da contra magia seja </text:span><text:span text:style-name="T28">igual ou maior a força</text:span><text:span text:style-name="T27"> da magia alvo ela é anulada</text:span><text:span text:style-name="T19">.</text:span></text:p>
      <text:p text:style-name="P29"/>
      <text:p text:style-name="P6"><text:span text:style-name="T9">D</text:span><text:span text:style-name="T4">uração</text:span></text:p>
      <text:p text:style-name="P22"><text:span text:style-name="T4">Toda magia dura 2d6 + Nível em turnos, </text:span><text:span text:style-name="T16">um mago pode optar por estender o efeito da magia, quando ele faz isso ele deixa de recuperar os pontos de magia daquele efeito, podendo se afastar até o alcance da magia</text:span><text:span text:style-name="T4">.</text:span><text:span text:style-name="T16"> Ele pode dissipar a magia a qualquer momento e voltar a recuperar seus pontos.</text:span><text:span text:style-name="T4"> </text:span><text:span text:style-name="T10">Magias de dano direto são consideradas instantâneas e não tem duração prolongada, </text:span><text:span text:style-name="T11">elas causam o </text:span><text:span text:style-name="T15">dano</text:span><text:span text:style-name="T11"> uma única vez.</text:span></text:p>
      <text:p text:style-name="P30"/>
      <table:table table:name="Tabela6" table:style-name="Tabela6">
        <table:table-column table:style-name="Tabela6.A" table:number-columns-repeated="2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A" table:number-columns-repeated="2"/>
        <table:table-row table:style-name="TableLine94506497608368">
          <table:table-cell table:style-name="Tabela6.A1" office:value-type="string">
            <text:p text:style-name="P54">Círculo</text:p>
          </table:table-cell>
          <table:table-cell table:style-name="Tabela6.A1" office:value-type="string">
            <text:p text:style-name="P54">Força</text:p>
          </table:table-cell>
          <table:table-cell table:style-name="Tabela6.A1" office:value-type="string">
            <text:p text:style-name="P52">Aumento de Atributo</text:p>
          </table:table-cell>
          <table:table-cell table:style-name="Tabela6.A1" office:value-type="string">
            <text:p text:style-name="P52">Dano Direto</text:p>
          </table:table-cell>
          <table:table-cell table:style-name="Tabela6.A1" office:value-type="string">
            <text:p text:style-name="P52">Aumento de Dano</text:p>
          </table:table-cell>
          <table:table-cell table:style-name="Tabela6.A1" office:value-type="string">
            <text:p text:style-name="P52">IP</text:p>
          </table:table-cell>
          <table:table-cell table:style-name="Tabela6.A1" office:value-type="string">
            <text:p text:style-name="P53">Alcance</text:p>
          </table:table-cell>
          <table:table-cell table:style-name="Tabela6.H1" office:value-type="string">
            <text:p text:style-name="P54">Raio do Efeito</text:p>
          </table:table-cell>
        </table:table-row>
        <table:table-row table:style-name="TableLine94506497495712">
          <table:table-cell table:style-name="Tabela6.A2" office:value-type="string">
            <text:p text:style-name="P72">1</text:p>
          </table:table-cell>
          <table:table-cell table:style-name="Tabela6.A2" office:value-type="string">
            <text:p text:style-name="P74">1D</text:p>
          </table:table-cell>
          <table:table-cell table:style-name="Tabela6.A2" office:value-type="string">
            <text:p text:style-name="P72">+2</text:p>
          </table:table-cell>
          <table:table-cell table:style-name="Tabela6.A2" office:value-type="string">
            <text:p text:style-name="P72">2</text:p>
          </table:table-cell>
          <table:table-cell table:style-name="Tabela6.A2" office:value-type="string">
            <text:p text:style-name="P72">1</text:p>
          </table:table-cell>
          <table:table-cell table:style-name="Tabela6.A2" office:value-type="string">
            <text:p text:style-name="P72">1</text:p>
          </table:table-cell>
          <table:table-cell table:style-name="Tabela6.A2" office:value-type="string">
            <text:p text:style-name="P73">10m</text:p>
          </table:table-cell>
          <table:table-cell table:style-name="Tabela6.H2" office:value-type="string">
            <text:p text:style-name="P73">-</text:p>
          </table:table-cell>
        </table:table-row>
        <table:table-row table:style-name="TableLine94506497798288">
          <table:table-cell table:style-name="Tabela6.A2" office:value-type="string">
            <text:p text:style-name="P72">2</text:p>
          </table:table-cell>
          <table:table-cell table:style-name="Tabela6.A2" office:value-type="string">
            <text:p text:style-name="P74">2D</text:p>
          </table:table-cell>
          <table:table-cell table:style-name="Tabela6.A2" office:value-type="string">
            <text:p text:style-name="P72">+4</text:p>
          </table:table-cell>
          <table:table-cell table:style-name="Tabela6.A2" office:value-type="string">
            <text:p text:style-name="P72">1d6</text:p>
          </table:table-cell>
          <table:table-cell table:style-name="Tabela6.A2" office:value-type="string">
            <text:p text:style-name="P72">2</text:p>
          </table:table-cell>
          <table:table-cell table:style-name="Tabela6.A2" office:value-type="string">
            <text:p text:style-name="P72">2</text:p>
          </table:table-cell>
          <table:table-cell table:style-name="Tabela6.A2" office:value-type="string">
            <text:p text:style-name="P73">25m</text:p>
          </table:table-cell>
          <table:table-cell table:style-name="Tabela6.H2" office:value-type="string">
            <text:p text:style-name="P73">-</text:p>
          </table:table-cell>
        </table:table-row>
        <table:table-row table:style-name="TableLine94506497799936">
          <table:table-cell table:style-name="Tabela6.A2" office:value-type="string">
            <text:p text:style-name="P72">3</text:p>
          </table:table-cell>
          <table:table-cell table:style-name="Tabela6.A2" office:value-type="string">
            <text:p text:style-name="P74">3D</text:p>
          </table:table-cell>
          <table:table-cell table:style-name="Tabela6.A2" office:value-type="string">
            <text:p text:style-name="P72">+6</text:p>
          </table:table-cell>
          <table:table-cell table:style-name="Tabela6.A2" office:value-type="string">
            <text:p text:style-name="P72">1d6+2</text:p>
          </table:table-cell>
          <table:table-cell table:style-name="Tabela6.A2" office:value-type="string">
            <text:p text:style-name="P72">1d6</text:p>
          </table:table-cell>
          <table:table-cell table:style-name="Tabela6.A2" office:value-type="string">
            <text:p text:style-name="P72">3</text:p>
          </table:table-cell>
          <table:table-cell table:style-name="Tabela6.A2" office:value-type="string">
            <text:p text:style-name="P73">50m</text:p>
          </table:table-cell>
          <table:table-cell table:style-name="Tabela6.H2" office:value-type="string">
            <text:p text:style-name="P74">1m</text:p>
          </table:table-cell>
        </table:table-row>
        <table:table-row table:style-name="TableLine94506497801552">
          <table:table-cell table:style-name="Tabela6.A2" office:value-type="string">
            <text:p text:style-name="P72">4</text:p>
          </table:table-cell>
          <table:table-cell table:style-name="Tabela6.A2" office:value-type="string">
            <text:p text:style-name="P74">4D</text:p>
          </table:table-cell>
          <table:table-cell table:style-name="Tabela6.A2" office:value-type="string">
            <text:p text:style-name="P72">+8</text:p>
          </table:table-cell>
          <table:table-cell table:style-name="Tabela6.A2" office:value-type="string">
            <text:p text:style-name="P72">2d6</text:p>
          </table:table-cell>
          <table:table-cell table:style-name="Tabela6.A2" office:value-type="string">
            <text:p text:style-name="P72">1d6+2</text:p>
          </table:table-cell>
          <table:table-cell table:style-name="Tabela6.A2" office:value-type="string">
            <text:p text:style-name="P72">4</text:p>
          </table:table-cell>
          <table:table-cell table:style-name="Tabela6.A2" office:value-type="string">
            <text:p text:style-name="P73">100m</text:p>
          </table:table-cell>
          <table:table-cell table:style-name="Tabela6.H2" office:value-type="string">
            <text:p text:style-name="P74">2m</text:p>
          </table:table-cell>
        </table:table-row>
        <table:table-row table:style-name="TableLine94506497798944">
          <table:table-cell table:style-name="Tabela6.A2" office:value-type="string">
            <text:p text:style-name="P72">5</text:p>
          </table:table-cell>
          <table:table-cell table:style-name="Tabela6.A2" office:value-type="string">
            <text:p text:style-name="P74">5D</text:p>
          </table:table-cell>
          <table:table-cell table:style-name="Tabela6.A2" office:value-type="string">
            <text:p text:style-name="P72">+10</text:p>
          </table:table-cell>
          <table:table-cell table:style-name="Tabela6.A2" office:value-type="string">
            <text:p text:style-name="P72">3d6</text:p>
          </table:table-cell>
          <table:table-cell table:style-name="Tabela6.A2" office:value-type="string">
            <text:p text:style-name="P72">2d6</text:p>
          </table:table-cell>
          <table:table-cell table:style-name="Tabela6.A2" office:value-type="string">
            <text:p text:style-name="P72">5</text:p>
          </table:table-cell>
          <table:table-cell table:style-name="Tabela6.A2" office:value-type="string">
            <text:p text:style-name="P73">200m</text:p>
          </table:table-cell>
          <table:table-cell table:style-name="Tabela6.H2" office:value-type="string">
            <text:p text:style-name="P74">4m</text:p>
          </table:table-cell>
        </table:table-row>
        <table:table-row table:style-name="TableLine94506497804448">
          <table:table-cell table:style-name="Tabela6.A2" office:value-type="string">
            <text:p text:style-name="P72">6</text:p>
          </table:table-cell>
          <table:table-cell table:style-name="Tabela6.A2" office:value-type="string">
            <text:p text:style-name="P74">6D</text:p>
          </table:table-cell>
          <table:table-cell table:style-name="Tabela6.A2" office:value-type="string">
            <text:p text:style-name="P72">+12</text:p>
          </table:table-cell>
          <table:table-cell table:style-name="Tabela6.A2" office:value-type="string">
            <text:p text:style-name="P72">4d6</text:p>
          </table:table-cell>
          <table:table-cell table:style-name="Tabela6.A2" office:value-type="string">
            <text:p text:style-name="P72">2d6+2</text:p>
          </table:table-cell>
          <table:table-cell table:style-name="Tabela6.A2" office:value-type="string">
            <text:p text:style-name="P72">6</text:p>
          </table:table-cell>
          <table:table-cell table:style-name="Tabela6.A2" office:value-type="string">
            <text:p text:style-name="P73">400m</text:p>
          </table:table-cell>
          <table:table-cell table:style-name="Tabela6.H2" office:value-type="string">
            <text:p text:style-name="P74">8m</text:p>
          </table:table-cell>
        </table:table-row>
        <table:table-row table:style-name="TableLine94506497806016">
          <table:table-cell table:style-name="Tabela6.A2" office:value-type="string">
            <text:p text:style-name="P72">7</text:p>
          </table:table-cell>
          <table:table-cell table:style-name="Tabela6.A2" office:value-type="string">
            <text:p text:style-name="P74">7D</text:p>
          </table:table-cell>
          <table:table-cell table:style-name="Tabela6.A2" office:value-type="string">
            <text:p text:style-name="P72">+14</text:p>
          </table:table-cell>
          <table:table-cell table:style-name="Tabela6.A2" office:value-type="string">
            <text:p text:style-name="P72">5d6</text:p>
          </table:table-cell>
          <table:table-cell table:style-name="Tabela6.A2" office:value-type="string">
            <text:p text:style-name="P72">3d6</text:p>
          </table:table-cell>
          <table:table-cell table:style-name="Tabela6.A2" office:value-type="string">
            <text:p text:style-name="P72">7</text:p>
          </table:table-cell>
          <table:table-cell table:style-name="Tabela6.A2" office:value-type="string">
            <text:p text:style-name="P73">800m</text:p>
          </table:table-cell>
          <table:table-cell table:style-name="Tabela6.H2" office:value-type="string">
            <text:p text:style-name="P74">16m</text:p>
          </table:table-cell>
        </table:table-row>
        <table:table-row table:style-name="TableLine94506497807584">
          <table:table-cell table:style-name="Tabela6.A2" office:value-type="string">
            <text:p text:style-name="P72">8</text:p>
          </table:table-cell>
          <table:table-cell table:style-name="Tabela6.A2" office:value-type="string">
            <text:p text:style-name="P74">8D</text:p>
          </table:table-cell>
          <table:table-cell table:style-name="Tabela6.A2" office:value-type="string">
            <text:p text:style-name="P72">+16</text:p>
          </table:table-cell>
          <table:table-cell table:style-name="Tabela6.A2" office:value-type="string">
            <text:p text:style-name="P72">6d6</text:p>
          </table:table-cell>
          <table:table-cell table:style-name="Tabela6.A2" office:value-type="string">
            <text:p text:style-name="P72">3d6+2</text:p>
          </table:table-cell>
          <table:table-cell table:style-name="Tabela6.A2" office:value-type="string">
            <text:p text:style-name="P72">8</text:p>
          </table:table-cell>
          <table:table-cell table:style-name="Tabela6.A2" office:value-type="string">
            <text:p text:style-name="P73">1600m</text:p>
          </table:table-cell>
          <table:table-cell table:style-name="Tabela6.H2" office:value-type="string">
            <text:p text:style-name="P74">32m</text:p>
          </table:table-cell>
        </table:table-row>
      </table:table>
      <text:p text:style-name="P40"/>
      <text:p text:style-name="P41">Equipamentos:</text:p>
      <text:p text:style-name="P31">Toda arma branca terá um valor de Dano (geralmente indicado em dados), o dano é o valor provocado quando ela acerta o oponente.</text:p>
      <text:p text:style-name="P31"/>
      <text:p text:style-name="P31">Armas de fogo tem os mesmos atributos que armas brancas com a diferença que possuem um valor de pente e cadência. O pente indica quantos disparos ela realiza antes de ficar descarregada e a cadência indica quantos disparos consegue realizar por turno em uma única ação. Recarregar um<text:span text:style-name="T34">a</text:span> arma de fogo leva 1 turno inteiro.</text:p>
      <text:p text:style-name="P31"/>
      <text:p text:style-name="P9"><text:span text:style-name="T20">Armaduras tem apenas um valor de IP que indica qual será o IP daquela armadura, </text:span><text:span text:style-name="T21">o valor de IP de uma armadura além de representar a proteção oferecida, também representa uma penalidade na DEX e na AGI, nenhum personagem pode usar uma armadura que reduza um desses atributos a menos que 5</text:span><text:span text:style-name="T20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2T10:00:51.508000000</meta:creation-date>
    <dc:date>2020-11-27T21:48:28.002965846</dc:date>
    <meta:editing-duration>PT3H11M25S</meta:editing-duration>
    <meta:editing-cycles>48</meta:editing-cycles>
    <meta:generator>LibreOffice/7.0.2.2$Linux_X86_64 LibreOffice_project/3a01483fc371ab18cfca4bab0d636937da5eaf70</meta:generator>
    <meta:document-statistic meta:table-count="8" meta:image-count="0" meta:object-count="0" meta:page-count="4" meta:paragraph-count="352" meta:word-count="1746" meta:character-count="9055" meta:non-whitespace-character-count="7664"/>
  </office:meta>
</office:document-meta>
</file>